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99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d32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6" draw:style-name="gr2" draw:text-style-name="P1" svg:width="5.16cm" svg:height="0.768cm" svg:x="0.064cm" svg:y="13.086cm"><text:p text:style-name="P1">Pausiert das Spiel</text:p><draw:enhanced-geometry svg:viewBox="0 0 21600 21600" draw:mirror-horizontal="true" draw:mirror-vertical="false" draw:type="line-callout-3" draw:modifiers="-19820.9159261791 43100.9174311927 -1845.52289815448 27495.412844036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24" draw:style-name="gr2" draw:text-style-name="P1" svg:width="5.16cm" svg:height="0.768cm" svg:x="11.15cm" svg:y="12.769cm"><text:p text:style-name="P1">Geht zurück zum Titelscreen</text:p><draw:enhanced-geometry svg:viewBox="0 0 21600 21600" draw:mirror-horizontal="true" draw:mirror-vertical="false" draw:type="line-callout-3" draw:modifiers="12512.6452494874 41614.6788990826 -1845.52289815448 27495.412844036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23" draw:style-name="gr2" draw:text-style-name="P1" svg:width="5.116cm" svg:height="1.11cm" svg:x="5.39cm" svg:y="12.795cm"><text:p text:style-name="P1">Geht zu den Optionen</text:p><draw:enhanced-geometry svg:viewBox="0 0 21600 21600" draw:mirror-horizontal="true" draw:mirror-vertical="false" draw:type="line-callout-3" draw:modifiers="-4303.61944157187 26708.5714285714 -1853.98138572906 19028.571428571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rect text:anchor-type="paragraph" draw:z-index="21" draw:style-name="gr1" draw:text-style-name="P1" svg:width="1.482cm" svg:height="0.874cm" svg:x="11.264cm" svg:y="14.196cm"><text:p text:style-name="P1">Options</text:p></draw:rect><draw:rect text:anchor-type="paragraph" draw:z-index="20" draw:style-name="gr1" draw:text-style-name="P1" svg:width="1.138cm" svg:height="0.874cm" svg:x="12.931cm" svg:y="14.196cm"><text:p text:style-name="P1">Menu</text:p></draw:rect><draw:line text:anchor-type="paragraph" draw:z-index="19" draw:style-name="gr7" draw:text-style-name="P1" svg:x1="14.837cm" svg:y1="17.133cm" svg:x2="14.228cm" svg:y2="19.62cm"><text:p/></draw:line><draw:frame text:anchor-type="paragraph" draw:z-index="18" draw:style-name="gr6" draw:text-style-name="P3" svg:width="3.784cm" svg:height="1.086cm" svg:x="14.836cm" svg:y="16.815cm"><draw:text-box><text:p><text:span text:style-name="T2">Spielstart</text:span></text:p></draw:text-box></draw:frame><draw:line text:anchor-type="paragraph" draw:z-index="17" draw:style-name="gr7" draw:text-style-name="P1" svg:x1="14.837cm" svg:y1="5.173cm" svg:x2="14.228cm" svg:y2="7.66cm"><text:p/></draw:line><draw:frame text:anchor-type="paragraph" draw:z-index="16" draw:style-name="gr6" draw:text-style-name="P3" svg:width="3.784cm" svg:height="1.086cm" svg:x="14.836cm" svg:y="4.856cm"><draw:text-box><text:p><text:span text:style-name="T2">Titelscreen</text:span></text:p></draw:text-box></draw:frame><draw:rect text:anchor-type="paragraph" draw:z-index="15" draw:style-name="gr5" draw:text-style-name="P1" svg:width="11.669cm" svg:height="10.267cm" svg:x="2.559cm" svg:y="14.037cm"><text:p/></draw:rect><draw:rect text:anchor-type="paragraph" draw:z-index="14" draw:style-name="gr5" draw:text-style-name="P1" svg:width="11.669cm" svg:height="10.267cm" svg:x="2.559cm" svg:y="2.316cm"><text:p/></draw:rect><draw:custom-shape text:anchor-type="paragraph" draw:z-index="13" draw:style-name="gr2" draw:text-style-name="P1" svg:width="4.296cm" svg:height="1.507cm" svg:x="0.056cm" svg:y="0.095cm"><text:p text:style-name="P1">Titel</text:p><draw:enhanced-geometry svg:viewBox="0 0 21600 21600" draw:mirror-horizontal="true" draw:mirror-vertical="false" draw:type="line-callout-3" draw:modifiers="-17414.7783251232 35216.8421052632 -2216.74876847291 13995.789473684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text:anchor-type="paragraph" draw:z-index="12" draw:style-name="gr4" draw:text-style-name="P2" svg:width="4.843cm" svg:height="0.821cm" svg:x="5.867cm" svg:y="2.448cm"><draw:text-box><text:p text:style-name="P1"><text:span text:style-name="T1">Projekt: Weitflug</text:span></text:p></draw:text-box></draw:frame><draw:custom-shape text:anchor-type="paragraph" draw:z-index="11" draw:style-name="gr2" draw:text-style-name="P1" svg:width="4.296cm" svg:height="1.507cm" svg:x="6.288cm" svg:y="0.148cm"><text:p text:style-name="P1">Zeigt die Anzahl an</text:p><text:p text:style-name="P1">Coins an</text:p><draw:enhanced-geometry svg:viewBox="0 0 21600 21600" draw:mirror-horizontal="true" draw:mirror-vertical="false" draw:type="line-callout-3" draw:modifiers="-8964.53201970443 31048.4210526316 -2216.74876847291 13995.789473684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text:anchor-type="paragraph" draw:z-index="10" draw:style-name="gr3" svg:width="3.096cm" svg:height="0.556cm" svg:x="11cm" svg:y="2.448cm"><draw:text-box><text:p>Anzeige Coins</text:p></draw:text-box></draw:frame><draw:custom-shape text:anchor-type="paragraph" draw:z-index="9" draw:style-name="gr2" draw:text-style-name="P1" svg:width="4.296cm" svg:height="1.507cm" svg:x="-2.457cm" svg:y="8.747cm"><text:p text:style-name="P1">Beendet das Spiel</text:p><text:p text:style-name="P1">(system.exit(0))</text:p><draw:enhanced-geometry svg:viewBox="0 0 21600 21600" draw:mirror-horizontal="true" draw:mirror-vertical="false" draw:type="line-callout-3" draw:modifiers="-17157.6354679803 31427.3684210526 -2216.74876847291 13995.789473684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8" draw:style-name="gr2" draw:text-style-name="P1" svg:width="4.296cm" svg:height="1.507cm" svg:x="-2.484cm" svg:y="7.027cm"><text:p text:style-name="P1">Geht zu den</text:p><text:p text:style-name="P1">Achievements</text:p><draw:enhanced-geometry svg:viewBox="0 0 21600 21600" draw:mirror-horizontal="true" draw:mirror-vertical="false" draw:type="line-callout-3" draw:modifiers="-17157.6354679803 31427.3684210526 -2216.74876847291 13995.789473684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7" draw:style-name="gr2" draw:text-style-name="P1" svg:width="4.296cm" svg:height="1.507cm" svg:x="-2.484cm" svg:y="5.281cm"><text:p text:style-name="P1">Geht zu den Optionen</text:p><draw:enhanced-geometry svg:viewBox="0 0 21600 21600" draw:mirror-horizontal="true" draw:mirror-vertical="false" draw:type="line-callout-3" draw:modifiers="-17157.6354679803 31427.3684210526 -2216.74876847291 13995.789473684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6" draw:style-name="gr2" draw:text-style-name="P1" svg:width="4.296cm" svg:height="1.507cm" svg:x="-2.457cm" svg:y="3.482cm"><text:p text:style-name="P1">Geht zum Shop</text:p><draw:enhanced-geometry svg:viewBox="0 0 21600 21600" draw:mirror-horizontal="true" draw:mirror-vertical="false" draw:type="line-callout-3" draw:modifiers="-17157.6354679803 31427.3684210526 -2216.74876847291 13995.789473684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5" draw:style-name="gr2" draw:text-style-name="P1" svg:width="4.296cm" svg:height="1.507cm" svg:x="-2.457cm" svg:y="1.789cm"><text:p text:style-name="P1">Startet das Spiel</text:p><text:p text:style-name="P1">(geht zu Spielstart)</text:p><draw:enhanced-geometry svg:viewBox="0 0 21600 21600" draw:mirror-horizontal="true" draw:mirror-vertical="false" draw:type="line-callout-3" draw:modifiers="-17157.6354679803 31427.3684210526 -2216.74876847291 13995.789473684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rect text:anchor-type="paragraph" draw:z-index="4" draw:style-name="gr1" draw:text-style-name="P1" svg:width="5.134cm" svg:height="0.874cm" svg:x="5.71cm" svg:y="5.246cm"><text:p text:style-name="P1">Shop</text:p></draw:rect><draw:rect text:anchor-type="paragraph" draw:z-index="3" draw:style-name="gr1" draw:text-style-name="P1" svg:width="5.134cm" svg:height="0.874cm" svg:x="5.71cm" svg:y="3.5cm"><text:p text:style-name="P1">Start</text:p></draw:rect><draw:rect text:anchor-type="paragraph" draw:z-index="2" draw:style-name="gr1" draw:text-style-name="P1" svg:width="5.134cm" svg:height="0.874cm" svg:x="5.71cm" svg:y="8.738cm"><text:p text:style-name="P1">Achievements</text:p></draw:rect><draw:rect text:anchor-type="paragraph" draw:z-index="1" draw:style-name="gr1" draw:text-style-name="P1" svg:width="5.134cm" svg:height="0.874cm" svg:x="5.71cm" svg:y="10.485cm"><text:p text:style-name="P1">Exit</text:p></draw:rect><draw:rect text:anchor-type="paragraph" draw:z-index="0" draw:style-name="gr1" draw:text-style-name="P1" svg:width="5.134cm" svg:height="0.874cm" svg:x="5.71cm" svg:y="6.992cm"><text:p text:style-name="P1">Optionen</text:p></draw:rect><draw:frame text:anchor-type="paragraph" draw:z-index="22" draw:style-name="gr3" svg:width="3.096cm" svg:height="0.556cm" svg:x="11.132cm" svg:y="15.254cm"><draw:text-box><text:p>Anzeige Coin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25" draw:style-name="gr1" draw:text-style-name="P1" svg:width="1.138cm" svg:height="0.874cm" svg:x="9.968cm" svg:y="0.051cm"><text:p text:style-name="P1">Pause</text:p></draw:rect></text:p>
      <text:p text:style-name="Standard"/>
      <text:p text:style-name="Standard"><draw:custom-shape text:anchor-type="paragraph" draw:z-index="33" draw:style-name="gr2" draw:text-style-name="P1" svg:width="3.952cm" svg:height="2.747cm" svg:x="-2cm" svg:y="0.453cm"><text:p text:style-name="P1">Abschusswinkel</text:p><text:p text:style-name="P1">(auswahl mit Leertaste;</text:p><text:p text:style-name="P1">Wie Geschwindigkeit)</text:p><text:p text:style-name="P1">Geht zu Spielablauf</text:p><draw:enhanced-geometry svg:viewBox="0 0 21600 21600" draw:mirror-horizontal="true" draw:mirror-vertical="false" draw:type="line-callout-3" draw:modifiers="-28327.7108433735 38486.2644415918 -2400 7694.48010269576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9" draw:style-name="gr2" draw:text-style-name="P1" svg:width="3.952cm" svg:height="1.264cm" svg:x="-2.6cm" svg:y="0.476cm"><text:p text:style-name="P1">Katapult</text:p><text:p text:style-name="P1">(oder ähnliches)</text:p><draw:enhanced-geometry svg:viewBox="0 0 21600 21600" draw:mirror-horizontal="true" draw:mirror-vertical="false" draw:type="line-callout-3" draw:modifiers="-10400 75795.8158995816 -2400 16689.53974895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><draw:ellipse text:anchor-type="paragraph" draw:z-index="32" draw:style-name="gr7" draw:text-style-name="P1" svg:width="3.282cm" svg:height="3.176cm" svg:x="4.861cm" svg:y="0.369cm" draw:kind="section" draw:start-angle="359.29" draw:end-angle="90"><text:p/></draw:ellipse></text:p>
      <text:p text:style-name="Standard"/>
      <text:p text:style-name="Standard"/>
      <text:p text:style-name="Standard"><draw:custom-shape text:anchor-type="paragraph" draw:z-index="31" draw:style-name="gr2" draw:text-style-name="P1" svg:width="4.393cm" svg:height="4.34cm" svg:x="-2.071cm" svg:y="0.39cm"><text:p text:style-name="P1">Geschwindigkeit</text:p><text:p text:style-name="P1">(zeigt die Geschw. An,</text:p><text:p text:style-name="P1">Mit der das Katapult</text:p><text:p text:style-name="P1">Den Gegenstand abschiest;</text:p><text:p text:style-name="P1">Ändert sich mit zeit, </text:p><text:p text:style-name="P1">Auswahl mit Leertaste)</text:p><text:p text:style-name="P1">Startet Abschusswinkel</text:p><draw:enhanced-geometry svg:viewBox="0 0 21600 21600" draw:mirror-horizontal="true" draw:mirror-vertical="false" draw:type="line-callout-3" draw:modifiers="-25614.7731834605 11848.8419341731 -2141.79044560418 4862.41365298659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><draw:rect text:anchor-type="paragraph" draw:z-index="28" draw:style-name="gr7" draw:text-style-name="P1" svg:width="3.837cm" svg:height="3.282cm" svg:x="2.559cm" svg:y="0.088cm"><text:p/></draw:rect></text:p>
      <text:p text:style-name="Standard"/>
      <text:p text:style-name="Standard"/>
      <text:p text:style-name="Standard"><draw:rect text:anchor-type="paragraph" draw:z-index="30" draw:style-name="gr1" draw:text-style-name="P1" svg:width="4.869cm" svg:height="1.033cm" svg:x="7.243cm" svg:y="0.347cm"><text:p text:style-name="P1">Geschwindigkeit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8" draw:style-name="gr2" draw:text-style-name="P1" svg:width="4.296cm" svg:height="2.17cm" svg:x="-1.849cm" svg:y="8.902cm"><text:p text:style-name="P1">Boden</text:p><text:p text:style-name="P1">(bewegt sich mit Hinter-</text:p><text:p text:style-name="P1">grund; verlangsamt</text:p><text:p text:style-name="P1">Flugkörper)</text:p><draw:enhanced-geometry svg:viewBox="0 0 21600 21600" draw:mirror-horizontal="true" draw:mirror-vertical="false" draw:type="line-callout-3" draw:modifiers="-17414.7783251232 27390.4142973193 -2216.74876847291 9703.3306255077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rect text:anchor-type="paragraph" draw:z-index="42" draw:style-name="gr10" draw:text-style-name="P1" svg:width="11.669cm" svg:height="3.204cm" svg:x="2.559cm" svg:y="8.982cm"><text:p/></draw:rect><draw:custom-shape text:anchor-type="paragraph" draw:z-index="45" draw:style-name="gr2" draw:text-style-name="P1" svg:width="5.15cm" svg:height="1.664cm" svg:x="-1.849cm" svg:y="1.736cm"><text:p text:style-name="P1">Coin</text:p><text:p text:style-name="P1">(gibt währungseinheit(en);</text:p><text:p text:style-name="P1">Bewegt sich mit Hintergrund)</text:p><draw:enhanced-geometry svg:viewBox="0 0 21600 21600" draw:mirror-horizontal="true" draw:mirror-vertical="false" draw:type="line-callout-3" draw:modifiers="-14979.4520547945 33933.0508474576 -1849.31506849315 12676.271186440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44" draw:style-name="gr11" draw:text-style-name="P1" svg:width="0.953cm" svg:height="0.953cm" svg:x="6.507cm" svg:y="4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9" svg:width="1.297cm" svg:height="1.271cm" svg:x="8.438cm" svg:y="5.225cm"><text:p/><draw:enhanced-geometry svg:viewBox="0 0 21600 21600" draw:glue-points="10800 0 0 10800 10800 21600 21600 10800" draw:path-stretchpoint-x="10800" draw:path-stretchpoint-y="10800" draw:text-areas="?f1 ?f1 ?f2 ?f3" draw:type="cross" draw:modifiers="8118.72399445215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47" draw:style-name="gr2" draw:text-style-name="P1" svg:width="4.296cm" svg:height="2.331cm" svg:x="-2.186cm" svg:y="6.257cm"><text:p text:style-name="P1">Hinderniss</text:p><text:p text:style-name="P1">(verlangsamt Flugkörper</text:p><text:p text:style-name="P1">Wenn getroffen;bewegt</text:p><text:p text:style-name="P1">Sich mit Hintergrund)</text:p><draw:enhanced-geometry svg:viewBox="0 0 21600 21600" draw:mirror-horizontal="true" draw:mirror-vertical="false" draw:type="line-callout-3" draw:modifiers="-30617.7339901478 32596.0665658094 -2216.74876847291 9051.739788199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rect text:anchor-type="paragraph" draw:z-index="46" draw:style-name="gr7" draw:text-style-name="P1" svg:width="0.53cm" svg:height="2.435cm" svg:x="8.121cm" svg:y="8.4cm"><text:p/></draw:rect><draw:custom-shape text:anchor-type="paragraph" draw:z-index="41" draw:style-name="gr2" draw:text-style-name="P1" svg:width="4.296cm" svg:height="1.775cm" svg:x="-1.741cm" svg:y="3.796cm"><text:p text:style-name="P1">Flugkörper</text:p><text:p text:style-name="P1">(statisch; hintergrund</text:p><text:p text:style-name="P1">Wird bewegt)</text:p><draw:enhanced-geometry svg:viewBox="0 0 21600 21600" draw:mirror-horizontal="true" draw:mirror-vertical="false" draw:type="line-callout-3" draw:modifiers="-10933.0049261084 36357.4975173784 -2216.74876847291 11861.767626613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40" draw:style-name="gr9" draw:text-style-name="P1" svg:width="1.826cm" svg:height="1.826cm" svg:x="3.808cm" svg:y="6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2" draw:text-style-name="P1" svg:width="4.296cm" svg:height="1.507cm" svg:x="0.056cm" svg:y="0.095cm"><text:p text:style-name="P1">Hintergrund</text:p><text:p text:style-name="P1">(bewegt sich)</text:p><draw:enhanced-geometry svg:viewBox="0 0 21600 21600" draw:mirror-horizontal="true" draw:mirror-vertical="false" draw:type="line-callout-3" draw:modifiers="-17414.7783251232 35216.8421052632 -2216.74876847291 13995.789473684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line text:anchor-type="paragraph" draw:z-index="38" draw:style-name="gr7" draw:text-style-name="P1" svg:x1="14.837cm" svg:y1="17.344cm" svg:x2="14.228cm" svg:y2="19.831cm"><text:p/></draw:line><draw:frame text:anchor-type="paragraph" draw:z-index="37" draw:style-name="gr6" draw:text-style-name="P3" svg:width="3.784cm" svg:height="1.086cm" svg:x="14.836cm" svg:y="17.027cm"><draw:text-box><text:p><text:span text:style-name="T2">Shop</text:span></text:p></draw:text-box></draw:frame><draw:rect text:anchor-type="paragraph" draw:z-index="36" draw:style-name="gr5" draw:text-style-name="P1" svg:width="11.669cm" svg:height="10.267cm" svg:x="2.559cm" svg:y="14.037cm"><text:p/></draw:rect><draw:line text:anchor-type="paragraph" draw:z-index="35" draw:style-name="gr7" draw:text-style-name="P1" svg:x1="14.837cm" svg:y1="5.226cm" svg:x2="14.228cm" svg:y2="7.713cm"><text:p/></draw:line><draw:frame text:anchor-type="paragraph" draw:z-index="34" draw:style-name="gr6" draw:text-style-name="P3" svg:width="3.784cm" svg:height="1.086cm" svg:x="14.836cm" svg:y="4.909cm"><draw:text-box><text:p><text:span text:style-name="T2">Spielablauf</text:span></text:p></draw:text-box></draw:frame><draw:rect text:anchor-type="paragraph" draw:z-index="27" draw:style-name="gr8" draw:text-style-name="P1" svg:width="11.669cm" svg:height="10.267cm" svg:x="2.559cm" svg:y="1.919cm"><text:p/></draw:rect><text:soft-page-break/></text:p>
      <text:p text:style-name="Standard"><draw:custom-shape text:anchor-type="paragraph" draw:z-index="95" draw:style-name="gr2" draw:text-style-name="P1" svg:width="5.116cm" svg:height="1.11cm" svg:x="6.052cm" svg:y="0.03cm"><text:p text:style-name="P1">Geht zu den Optionen</text:p><draw:enhanced-geometry svg:viewBox="0 0 21600 21600" draw:mirror-horizontal="true" draw:mirror-vertical="false" draw:type="line-callout-3" draw:modifiers="-4177.0423991727 29108.5714285714 -1853.98138572906 19028.571428571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96" draw:style-name="gr2" draw:text-style-name="P1" svg:width="5.16cm" svg:height="0.768cm" svg:x="11.335cm" svg:y="0.056cm"><text:p text:style-name="P1">Geht zurück zum Titelscreen</text:p><draw:enhanced-geometry svg:viewBox="0 0 21600 21600" draw:mirror-horizontal="true" draw:mirror-vertical="false" draw:type="line-callout-3" draw:modifiers="12512.6452494874 41614.6788990826 -1845.52289815448 27495.412844036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><draw:rect text:anchor-type="paragraph" draw:z-index="93" draw:style-name="gr1" draw:text-style-name="P1" svg:width="1.138cm" svg:height="0.888cm" svg:x="12.958cm" svg:y="0.051cm"><text:p text:style-name="P1">Menu</text:p></draw:rect><draw:rect text:anchor-type="paragraph" draw:z-index="94" draw:style-name="gr1" draw:text-style-name="P1" svg:width="1.482cm" svg:height="0.874cm" svg:x="11.344cm" svg:y="0.051cm"><text:p text:style-name="P1">Options</text:p></draw:rect><draw:rect text:anchor-type="paragraph" draw:z-index="101" draw:style-name="gr1" draw:text-style-name="P1" svg:width="1.138cm" svg:height="0.874cm" svg:x="10.074cm" svg:y="0.088cm"><text:p text:style-name="P1">Pause</text:p></draw:rect></text:p>
      <text:p text:style-name="Standard"/>
      <text:p text:style-name="Standard"/>
      <text:p text:style-name="Standard"><draw:custom-shape text:anchor-type="paragraph" draw:z-index="102" draw:style-name="gr2" draw:text-style-name="P1" svg:width="5.16cm" svg:height="0.768cm" svg:x="11.414cm" svg:y="0.392cm"><text:p text:style-name="P1">Pausiert das Spiel</text:p><draw:enhanced-geometry svg:viewBox="0 0 21600 21600" draw:mirror-horizontal="true" draw:mirror-vertical="false" draw:type="line-callout-3" draw:modifiers="24109.9111414901 -28535.7798165138 -1845.52289815448 27495.412844036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97" draw:style-name="gr2" draw:text-style-name="P1" svg:width="4.075cm" svg:height="2.091cm" svg:x="14.471cm" svg:y="0.282cm"><text:p text:style-name="P1">Power-up</text:p><text:p text:style-name="P1">(gibt unterschiedliche</text:p><text:p text:style-name="P1">Boni; bewegt sich mit</text:p><text:p text:style-name="P1">Hintergrund)</text:p><draw:enhanced-geometry svg:viewBox="0 0 21600 21600" draw:mirror-horizontal="false" draw:type="line-callout-1" draw:modifiers="-28600.6057983557 -27300.5059021922 -2345.99740372133 10107.9258010118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7" draw:style-name="gr2" draw:text-style-name="P1" svg:width="5.116cm" svg:height="1.11cm" svg:x="5.999cm" svg:y="0.132cm"><text:p text:style-name="P1">Geht zu den Optionen</text:p><draw:enhanced-geometry svg:viewBox="0 0 21600 21600" draw:mirror-horizontal="true" draw:mirror-vertical="false" draw:type="line-callout-3" draw:modifiers="-4303.61944157187 26708.5714285714 -1853.98138572906 19028.571428571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88" draw:style-name="gr2" draw:text-style-name="P1" svg:width="5.16cm" svg:height="0.768cm" svg:x="11.52cm" svg:y="0.026cm"><text:p text:style-name="P1">Geht zurück zum Titelscreen</text:p><draw:enhanced-geometry svg:viewBox="0 0 21600 21600" draw:mirror-horizontal="true" draw:mirror-vertical="false" draw:type="line-callout-3" draw:modifiers="12512.6452494874 41614.6788990826 -1845.52289815448 27495.412844036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><draw:rect text:anchor-type="paragraph" draw:z-index="85" draw:style-name="gr1" draw:text-style-name="P1" svg:width="1.138cm" svg:height="0.874cm" svg:x="12.958cm" svg:y="0.085cm"><text:p text:style-name="P1">Menu</text:p></draw:rect><draw:rect text:anchor-type="paragraph" draw:z-index="86" draw:style-name="gr1" draw:text-style-name="P1" svg:width="1.482cm" svg:height="0.874cm" svg:x="11.291cm" svg:y="0.085cm"><text:p text:style-name="P1">Options</text:p></draw:rect></text:p>
      <text:p text:style-name="Standard"/>
      <text:p text:style-name="Standard"><draw:rect text:anchor-type="paragraph" draw:z-index="72" draw:style-name="gr1" draw:text-style-name="P1" svg:width="1.482cm" svg:height="0.874cm" svg:x="4.147cm" svg:y="0.355cm"><text:p text:style-name="P1">Item 1</text:p></draw:rect><draw:rect text:anchor-type="paragraph" draw:z-index="75" draw:style-name="gr1" draw:text-style-name="P1" svg:width="1.673cm" svg:height="0.874cm" svg:x="7.19cm" svg:y="0.355cm"><text:p text:style-name="P1">Upgrade 1</text:p></draw:rect><draw:rect text:anchor-type="paragraph" draw:z-index="80" draw:style-name="gr1" draw:text-style-name="P5" svg:width="1.661cm" svg:height="0.876cm" svg:x="9.068cm" svg:y="0.312cm"><text:p text:style-name="P1"><text:span text:style-name="T4">Upgrade 4</text:span></text:p></draw:rect><draw:custom-shape text:anchor-type="paragraph" draw:z-index="81" draw:style-name="gr2" draw:text-style-name="P1" svg:width="3.952cm" svg:height="1.553cm" svg:x="-2.6cm" svg:y="0.187cm"><text:p text:style-name="P1">Items</text:p><text:p text:style-name="P1">(schalten neue Spiel-</text:p><text:p text:style-name="P1">eigenschaften frei)</text:p><draw:enhanced-geometry svg:viewBox="0 0 21600 21600" draw:mirror-horizontal="true" draw:mirror-vertical="false" draw:type="line-callout-3" draw:modifiers="-16636.1445783133 24272.417707151 -2400 13582.746878547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><draw:rect text:anchor-type="paragraph" draw:z-index="73" draw:style-name="gr1" draw:text-style-name="P1" svg:width="1.482cm" svg:height="0.874cm" svg:x="4.147cm" svg:y="0.355cm"><text:p text:style-name="P1">Item 2</text:p></draw:rect><draw:rect text:anchor-type="paragraph" draw:z-index="77" draw:style-name="gr1" draw:text-style-name="P5" svg:width="1.661cm" svg:height="0.876cm" svg:x="7.19cm" svg:y="0.413cm"><text:p text:style-name="P1"><text:span text:style-name="T4">Upgrade 2</text:span></text:p></draw:rect><draw:rect text:anchor-type="paragraph" draw:z-index="78" draw:style-name="gr1" draw:text-style-name="P1" svg:width="1.673cm" svg:height="0.874cm" svg:x="9.015cm" svg:y="0.392cm"><text:p text:style-name="P1">Upgrade 5</text:p></draw:rect></text:p>
      <text:p text:style-name="Standard"/>
      <text:p text:style-name="Standard"><draw:rect text:anchor-type="paragraph" draw:z-index="74" draw:style-name="gr1" draw:text-style-name="P1" svg:width="1.482cm" svg:height="0.874cm" svg:x="4.147cm" svg:y="0.365cm"><text:p text:style-name="P1">Item 3</text:p></draw:rect><draw:rect text:anchor-type="paragraph" draw:z-index="76" draw:style-name="gr1" draw:text-style-name="P1" svg:width="1.673cm" svg:height="0.874cm" svg:x="7.19cm" svg:y="0.434cm"><text:p text:style-name="P1">Upgrade 3</text:p></draw:rect><draw:rect text:anchor-type="paragraph" draw:z-index="79" draw:style-name="gr1" draw:text-style-name="P1" svg:width="1.673cm" svg:height="0.874cm" svg:x="8.989cm" svg:y="0.45cm"><text:p text:style-name="P1">Upgrade 6</text:p></draw:rect></text:p>
      <text:p text:style-name="Standard"/>
      <text:p text:style-name="Standard"><draw:custom-shape text:anchor-type="paragraph" draw:z-index="82" draw:style-name="gr2" draw:text-style-name="P1" svg:width="3.952cm" svg:height="2.144cm" svg:x="-2cm" svg:y="0.309cm"><text:p text:style-name="P1">Upgrades</text:p><text:p text:style-name="P1">(verbessern vorhandene</text:p><text:p text:style-name="P1">Spieleigenschaften/</text:p><text:p text:style-name="P1">-aspekte)</text:p><draw:enhanced-geometry svg:viewBox="0 0 21600 21600" draw:mirror-horizontal="true" draw:mirror-vertical="false" draw:type="line-callout-3" draw:modifiers="-38901.2048192771 -14885.5263157895 -2400 9858.55263157895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83" draw:style-name="gr1" draw:text-style-name="P1" svg:width="5.134cm" svg:height="0.874cm" svg:x="5.445cm" svg:y="0.455cm"><text:p text:style-name="P1">Neuer Versuch</text:p></draw:rect></text:p>
      <text:p text:style-name="Standard"/>
      <text:p text:style-name="Standard"/>
      <text:p text:style-name="Standard"><draw:custom-shape text:anchor-type="paragraph" draw:z-index="84" draw:style-name="gr2" draw:text-style-name="P1" svg:width="3.952cm" svg:height="1.553cm" svg:x="-2.6cm" svg:y="0.187cm"><text:p text:style-name="P1">Geht zu Spielstart</text:p><draw:enhanced-geometry svg:viewBox="0 0 21600 21600" draw:mirror-horizontal="true" draw:mirror-vertical="false" draw:type="line-callout-3" draw:modifiers="-26332.5301204819 -10444.494892168 -2400 13582.746878547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/>
      <text:p text:style-name="Standard"/>
      <text:p text:style-name="Text_20_body"><draw:rect text:anchor-type="paragraph" draw:z-index="49" draw:style-name="gr5" draw:text-style-name="P1" svg:width="11.669cm" svg:height="10.267cm" svg:x="2.559cm" svg:y="14.037cm"><text:p/></draw:rect><draw:rect text:anchor-type="paragraph" draw:z-index="50" draw:style-name="gr5" draw:text-style-name="P1" svg:width="11.669cm" svg:height="10.267cm" svg:x="2.559cm" svg:y="2.316cm"><text:p/></draw:rect><draw:frame text:anchor-type="paragraph" draw:z-index="51" draw:style-name="gr12" draw:text-style-name="P4" svg:width="4.382cm" svg:height="2.442cm" svg:x="14.519cm" svg:y="3.572cm"><draw:text-box><text:p text:style-name="P1"><text:span text:style-name="T2">Optionen</text:span></text:p><text:p text:style-name="P1"><text:span text:style-name="T3">(Objekt; wird vom ausgehenden Screen erzeugt)</text:span></text:p></draw:text-box></draw:frame><draw:line text:anchor-type="paragraph" draw:z-index="52" draw:style-name="gr7" draw:text-style-name="P1" svg:x1="15.466cm" svg:y1="3.785cm" svg:x2="14.228cm" svg:y2="7.66cm"><text:p/></draw:line><draw:frame text:anchor-type="paragraph" draw:z-index="53" draw:style-name="gr6" draw:text-style-name="P3" svg:width="3.784cm" svg:height="1.086cm" svg:x="14.836cm" svg:y="16.815cm"><draw:text-box><text:p><text:span text:style-name="T2">Achievements</text:span></text:p></draw:text-box></draw:frame><draw:line text:anchor-type="paragraph" draw:z-index="54" draw:style-name="gr7" draw:text-style-name="P1" svg:x1="14.837cm" svg:y1="17.133cm" svg:x2="14.228cm" svg:y2="19.62cm"><text:p/></draw:line><draw:rect text:anchor-type="paragraph" draw:z-index="55" draw:style-name="gr1" draw:text-style-name="P5" svg:width="1.484cm" svg:height="0.876cm" svg:x="6.581cm" svg:y="16.656cm"><text:p text:style-name="P1"><text:span text:style-name="T4">Achiev.2</text:span></text:p></draw:rect><draw:rect text:anchor-type="paragraph" draw:z-index="56" draw:style-name="gr1" draw:text-style-name="P1" svg:width="1.482cm" svg:height="0.874cm" svg:x="4.967cm" svg:y="16.656cm"><text:p text:style-name="P1">Achiev.1</text:p></draw:rect><draw:rect text:anchor-type="paragraph" draw:z-index="57" draw:style-name="gr1" draw:text-style-name="P1" svg:width="1.482cm" svg:height="0.874cm" svg:x="9.813cm" svg:y="16.658cm"><text:p text:style-name="P1">Achiev.4</text:p></draw:rect><draw:rect text:anchor-type="paragraph" draw:z-index="58" draw:style-name="gr1" draw:text-style-name="P5" svg:width="1.484cm" svg:height="0.876cm" svg:x="8.197cm" svg:y="16.656cm"><text:p text:style-name="P1"><text:span text:style-name="T4">Achiev.3</text:span></text:p></draw:rect><draw:rect text:anchor-type="paragraph" draw:z-index="59" draw:style-name="gr1" draw:text-style-name="P5" svg:width="1.484cm" svg:height="0.876cm" svg:x="6.581cm" svg:y="17.662cm"><text:p text:style-name="P1"><text:span text:style-name="T4">Achiev.6</text:span></text:p></draw:rect><draw:rect text:anchor-type="paragraph" draw:z-index="60" draw:style-name="gr1" draw:text-style-name="P1" svg:width="1.482cm" svg:height="0.874cm" svg:x="4.967cm" svg:y="17.662cm"><text:p text:style-name="P1">Achiev.5</text:p></draw:rect><draw:rect text:anchor-type="paragraph" draw:z-index="61" draw:style-name="gr1" draw:text-style-name="P1" svg:width="1.482cm" svg:height="0.874cm" svg:x="9.813cm" svg:y="17.664cm"><text:p text:style-name="P1">Achiev.8</text:p></draw:rect><draw:rect text:anchor-type="paragraph" draw:z-index="62" draw:style-name="gr1" draw:text-style-name="P5" svg:width="1.484cm" svg:height="0.876cm" svg:x="8.197cm" svg:y="17.662cm"><text:p text:style-name="P1"><text:span text:style-name="T4">Achiev.7</text:span></text:p></draw:rect><draw:rect text:anchor-type="paragraph" draw:z-index="63" draw:style-name="gr1" draw:text-style-name="P5" svg:width="1.484cm" svg:height="0.876cm" svg:x="6.581cm" svg:y="18.695cm"><text:p text:style-name="P1"><text:span text:style-name="T4">Achiev.10</text:span></text:p></draw:rect><draw:rect text:anchor-type="paragraph" draw:z-index="64" draw:style-name="gr1" draw:text-style-name="P1" svg:width="1.482cm" svg:height="0.874cm" svg:x="4.967cm" svg:y="18.695cm"><text:p text:style-name="P1">Achiev.9</text:p></draw:rect><draw:rect text:anchor-type="paragraph" draw:z-index="65" draw:style-name="gr1" draw:text-style-name="P1" svg:width="1.482cm" svg:height="0.874cm" svg:x="9.813cm" svg:y="18.697cm"><text:p text:style-name="P1">Achiev.12</text:p></draw:rect><draw:rect text:anchor-type="paragraph" draw:z-index="66" draw:style-name="gr1" draw:text-style-name="P5" svg:width="1.484cm" svg:height="0.876cm" svg:x="8.197cm" svg:y="18.695cm"><text:p text:style-name="P1"><text:span text:style-name="T4">Achiev.11</text:span></text:p></draw:rect><draw:rect text:anchor-type="paragraph" draw:z-index="67" draw:style-name="gr1" draw:text-style-name="P5" svg:width="1.484cm" svg:height="0.876cm" svg:x="6.581cm" svg:y="19.726cm"><text:p text:style-name="P1"><text:span text:style-name="T4">Achiev.14</text:span></text:p></draw:rect><draw:rect text:anchor-type="paragraph" draw:z-index="68" draw:style-name="gr1" draw:text-style-name="P1" svg:width="1.482cm" svg:height="0.874cm" svg:x="4.967cm" svg:y="19.726cm"><text:p text:style-name="P1">Achiev.13</text:p></draw:rect><draw:rect text:anchor-type="paragraph" draw:z-index="69" draw:style-name="gr1" draw:text-style-name="P1" svg:width="1.482cm" svg:height="0.874cm" svg:x="9.813cm" svg:y="19.727cm"><text:p text:style-name="P1">Achiev.16</text:p></draw:rect><draw:rect text:anchor-type="paragraph" draw:z-index="70" draw:style-name="gr1" draw:text-style-name="P5" svg:width="1.484cm" svg:height="0.876cm" svg:x="8.197cm" svg:y="19.726cm"><text:p text:style-name="P1"><text:span text:style-name="T4">Achiev.15</text:span></text:p></draw:rect><draw:custom-shape text:anchor-type="paragraph" draw:z-index="71" draw:style-name="gr2" draw:text-style-name="P1" svg:width="4.56cm" svg:height="2.797cm" svg:x="-2.394cm" svg:y="13.628cm"><text:p text:style-name="P1">Achievements</text:p><text:p text:style-name="P1">(werden bei bestimmten</text:p><text:p text:style-name="P1">Konditionen freigeschaltet;</text:p><text:p text:style-name="P1">Bringen (geld/permanente</text:p><text:p text:style-name="P1">Boni/besondere Items)</text:p><draw:enhanced-geometry svg:viewBox="0 0 21600 21600" draw:mirror-horizontal="true" draw:mirror-vertical="false" draw:type="line-callout-3" draw:modifiers="-21399.535962877 34538.209331652 -2079.81438515081 7558.63808322825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rect text:anchor-type="paragraph" draw:z-index="89" draw:style-name="gr1" draw:text-style-name="P1" svg:width="1.138cm" svg:height="0.888cm" svg:x="12.958cm" svg:y="14.169cm"><text:p text:style-name="P1">Menu</text:p></draw:rect><draw:rect text:anchor-type="paragraph" draw:z-index="90" draw:style-name="gr1" draw:text-style-name="P1" svg:width="1.482cm" svg:height="0.874cm" svg:x="11.344cm" svg:y="14.169cm"><text:p text:style-name="P1">Options</text:p></draw:rect><draw:custom-shape text:anchor-type="paragraph" draw:z-index="91" draw:style-name="gr2" draw:text-style-name="P1" svg:width="5.116cm" svg:height="1.11cm" svg:x="6.052cm" svg:y="12.688cm"><text:p text:style-name="P1">Geht zu den Optionen</text:p><draw:enhanced-geometry svg:viewBox="0 0 21600 21600" draw:mirror-horizontal="true" draw:mirror-vertical="false" draw:type="line-callout-3" draw:modifiers="-4177.0423991727 29108.5714285714 -1853.98138572906 19028.571428571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92" draw:style-name="gr2" draw:text-style-name="P1" svg:width="5.16cm" svg:height="0.768cm" svg:x="11.335cm" svg:y="12.714cm"><text:p text:style-name="P1">Geht zurück zum Titelscreen</text:p><draw:enhanced-geometry svg:viewBox="0 0 21600 21600" draw:mirror-horizontal="true" draw:mirror-vertical="false" draw:type="line-callout-3" draw:modifiers="12512.6452494874 41614.6788990826 -1845.52289815448 27495.412844036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rect text:anchor-type="paragraph" draw:z-index="98" draw:style-name="gr1" draw:text-style-name="P1" svg:width="1.482cm" svg:height="0.874cm" svg:x="7.352cm" svg:y="4.752cm"><text:p text:style-name="P1">Option 1</text:p></draw:rect><draw:rect text:anchor-type="paragraph" draw:z-index="99" draw:style-name="gr1" draw:text-style-name="P1" svg:width="1.482cm" svg:height="0.874cm" svg:x="7.352cm" svg:y="5.81cm"><text:p text:style-name="P1">Option 2</text:p></draw:rect><draw:custom-shape text:anchor-type="paragraph" draw:z-index="100" draw:style-name="gr2" draw:text-style-name="P1" svg:width="4.393cm" svg:height="2.079cm" svg:x="-1.833cm" svg:y="4.75cm"><text:p text:style-name="P1">Ändert Spieleinstellungen</text:p><text:p text:style-name="P1">(Sound u.ä.)</text:p><draw:enhanced-geometry svg:viewBox="0 0 21600 21600" draw:mirror-horizontal="true" draw:mirror-vertical="false" draw:type="line-callout-3" draw:modifiers="-26499.2372541148 6741.98473282443 -2159.1328783621 10131.297709923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rect text:anchor-type="paragraph" draw:z-index="103" draw:style-name="gr1" draw:text-style-name="P1" svg:width="5.134cm" svg:height="0.874cm" svg:x="5.777cm" svg:y="9.253cm"><text:p text:style-name="P1">Hauptmenu</text:p></draw:rect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S</meta:editing-duration>
    <meta:editing-cycles>14</meta:editing-cycles>
    <meta:generator>OpenOffice.org/3.4.1$Win32 OpenOffice.org_project/341m1$Build-9593</meta:generator>
    <dc:date>2014-06-05T12:24:48.69</dc:date>
    <meta:document-statistic meta:table-count="0" meta:image-count="0" meta:object-count="0" meta:page-count="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